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d5f2"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00d5f2"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style>
    <style:style style:name="P4" style:family="paragraph" style:parent-style-name="Standard" style:list-style-name="" style:master-page-name="Standard">
      <style:paragraph-properties fo:margin-top="0in" fo:margin-bottom="0.139in" fo:line-height="115%" style:page-number="auto"/>
      <style:text-properties fo:color="#00d5f2" fo:font-size="16pt" fo:language="en" fo:country="none" fo:font-weight="bold" style:font-size-asian="16pt" style:font-weight-asian="bold" style:font-size-complex="16pt" style:font-weight-complex="bold"/>
    </style:style>
    <style:style style:name="T1" style:family="text">
      <style:text-properties fo:color="#00d5f2" fo:font-size="16pt" fo:language="en" fo:country="none" fo:font-weight="bold" style:font-size-asian="16pt" style:font-weight-asian="bold" style:font-size-complex="16pt" style:font-weight-complex="bold"/>
    </style:style>
    <style:style style:name="T2" style:family="text">
      <style:text-properties fo:color="#00d5f2" fo:font-size="11pt" fo:language="en" fo:country="none" fo:font-weight="bold" style:font-size-asian="11pt" style:font-weight-asian="bold" style:font-size-complex="11pt" style:font-weight-complex="bold"/>
    </style:style>
    <style:style style:name="T3" style:family="text">
      <style:text-properties fo:color="#00d5f2" fo:font-size="11pt" fo:language="en" fo:country="none" style:text-underline-style="solid" style:text-underline-width="auto" style:text-underline-color="font-color"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 1</text:p>
      <text:p text:style-name="P2">_</text:p>
      <text:p text:style-name="P1">Act 2</text:p>
      <text:p text:style-name="P2">_</text:p>
      <text:p text:style-name="P2">1. JE1: =002320</text:p>
      <text:p text:style-name="P2">Yes, dear!</text:p>
      <text:p text:style-name="P2">Hoo hoo hoo!</text:p>
      <text:p text:style-name="P3"><text:span text:style-name="T2">Of course, John! I have come back to help you on your journey through </text:span><text:span text:style-name="T3">The Medium</text:span><text:span text:style-name="T2"> and beyond! I am delighted to see what a fine young man you have turned out to be. Just like your father!</text:span></text:p>
      <text:p text:style-name="P2">_</text:p>
      <text:p text:style-name="P2">2. JE2: =002321</text:p>
      <text:p text:style-name="P2">Your father was kidnapped!</text:p>
      <text:p text:style-name="P3"><text:span text:style-name="T2">When you crossed over to </text:span><text:span text:style-name="T3">The Medium</text:span><text:span text:style-name="T2">, he was apprehended by the very forces of darkness which your presence here has awakened.</text:span></text:p>
      <text:p text:style-name="P3"><text:span text:style-name="T2">It is where we are now! A realm that is a ring of pure void, dividing light and darkness. It turns in the thick of </text:span><text:span text:style-name="T3">The Incipisphere</text:span><text:span text:style-name="T2">, a place untouched by the flow of time in your universe.</text:span></text:p>
      <text:p text:style-name="P2">A computer? Why, what is that, dear? Some new fangled contraption, like the horseless auto-boxcar?</text:p>
      <text:p text:style-name="P2">Hoo hoo hoo! Of course I know what a computer is, John! I was just pulling your leg! Hoo hoo hoo!</text:p>
      <text:p text:style-name="P2">No, John. You are not inside a computer or software or anything like that! Try not to be so linear, dear. The software that brought you here was merely a mechanism that served as a gateway! Its routines in a way served to invoke this realm's instance, yet it stands independently of any physical machine, and somewhat paradoxically, always has!</text:p>
      <text:p text:style-name="P2">I think it would be best if we started with the big picture!</text:p>
      <text:p text:style-name="P2">_</text:p>
      <text:p text:style-name="P2"><text:soft-page-break/>3. JE3: =002322</text:p>
      <text:p text:style-name="P3"><text:span text:style-name="T2">Above </text:span><text:span text:style-name="T3">The Medium</text:span><text:span text:style-name="T2">, beyond </text:span><text:span text:style-name="T3">The Seven Gates</text:span><text:span text:style-name="T2">, residing at the core of </text:span><text:span text:style-name="T3">The Incipisphere</text:span><text:span text:style-name="T2"> is a place known as </text:span><text:span text:style-name="T3">Skaia</text:span><text:span text:style-name="T2">.</text:span></text:p>
      <text:p text:style-name="P3"><text:span text:style-name="T2">NANNASPRITE: Legend holds that </text:span><text:span text:style-name="T3">Skaia</text:span><text:span text:style-name="T2"> exists as a dormant crucible of unlimited creative potential. What does this mean, you ask? I'm afraid my lips are sealed about that, dear! Hoo hoo!</text:span></text:p>
      <text:p text:style-name="P2">NANNASPRITE: But needless to say, where a realm of such profound importance is concerned, forces of light will forever be charged with its defense, while forces of darkness will just as persistently covet its destruction!</text:p>
      <text:p text:style-name="P2">_</text:p>
      <text:p text:style-name="P2">4. JE4: =002323</text:p>
      <text:p text:style-name="P2">And as it so happens, at the center of this realm whose fate is in question, these very forces duel on a stage, stuck in eternal stalemate.</text:p>
      <text:p text:style-name="P2">Yes, they have dueled in this manner forever... that is, until you showed up!</text:p>
      <text:p text:style-name="P2">_</text:p>
      <text:p text:style-name="P2">5. JE5: =002324</text:p>
      <text:p text:style-name="P2">Yes, you, John!</text:p>
      <text:p text:style-name="P3"><text:span text:style-name="T2">NANNASPRITE: Before your mishap with my ashes, you may recall the </text:span><text:span text:style-name="T3">Sprite</text:span><text:span text:style-name="T2">'s previous incarnation, which resulted from its </text:span><text:span text:style-name="T3">Kernel</text:span><text:span text:style-name="T2">'s "hatching".</text:span></text:p>
      <text:p text:style-name="P3"><text:span text:style-name="T2">NANNASPRITE: You see, this hatching occurs automatically in response to your arrival! The result is a pair of </text:span><text:span text:style-name="T3">Kernels</text:span><text:span text:style-name="T2">, one dark, one light, each carrying the information they were prototyped with before the hatch!</text:span></text:p>
      <text:p text:style-name="P3"><text:span text:style-name="T2">NANNASPRITE: One goes down, to a kingdom entrenched in darkness. The other, up, to a kingdom basking in light! Each comes to rest in an </text:span><text:span text:style-name="T3">Orb</text:span><text:span text:style-name="T2"> atop a </text:span><text:span text:style-name="T3">Spire</text:span><text:span text:style-name="T2">, of which there are three others in kind. </text:span><text:span text:style-name="T3">The Four Spires</text:span><text:span text:style-name="T2"> are situated above a throne, and these two thrones preside over the two respective </text:span><text:span text:style-name="T3">Sovereign Powers</text:span><text:span text:style-name="T2">!</text:span></text:p>
      <text:p text:style-name="P3"><text:span text:style-name="T2">NANNASPRITE: And once the </text:span><text:span text:style-name="T3">Kernels</text:span><text:span text:style-name="T2"> are situated, that is when the game is afoot. The true war begins, light versus dark, good versus evil.</text:span></text:p>
      <text:p text:style-name="P2"><text:soft-page-break/>NANNASPRITE: This is a war that the forces of light are always destined to lose, without exception!</text:p>
      <text:p text:style-name="P2">_</text:p>
      <text:p text:style-name="P2">6. JE6: =002325</text:p>
      <text:p text:style-name="P3"><text:span text:style-name="T2">That remains for you to find out, dear! For you see, the journey you are about to take is </text:span><text:span text:style-name="T3">The Ultimate Riddle</text:span><text:span text:style-name="T2">!</text:span></text:p>
      <text:p text:style-name="P3"><text:span text:style-name="T2">For now, your objective is to proceed towards Skaia, and pass through </text:span><text:span text:style-name="T3">The First Gate</text:span><text:span text:style-name="T2"> situated directly above your house, not even terribly far! The Gates will become progressively more difficult to reach, so you had better be prepared to sharpen your adventuring skills!</text:span></text:p>
      <text:p text:style-name="P2">You build!</text:p>
      <text:p text:style-name="P2">_</text:p>
      <text:p text:style-name="P2">6. JE6: =002326</text:p>
      <text:p text:style-name="P2">Yes, John!</text:p>
      <text:p text:style-name="P2">Oh no, I'm afraid not!</text:p>
      <text:p text:style-name="P2">_</text:p>
      <text:p text:style-name="P2">7. JE10: =002327</text:p>
      <text:p text:style-name="P2">Your planet is done for, dear! There is nothing you can do about that!</text:p>
      <text:p text:style-name="P2">Your purpose is so much more important than saving that silly old planet, though!</text:p>
      <text:p text:style-name="P2">HOO HOO HOO HOO HOO!</text:p>
      <text:p text:style-name="P2">_</text:p>
      <text:p text:style-name="P2">8. JE8: =002328</text:p>
      <text:p text:style-name="P2">John, you are such a good boy! I know you will succeed.</text:p>
      <text:p text:style-name="P2">You are a good boy, and good boys deserve treats!</text:p>
      <text:p text:style-name="P2">I am going to go bake you some cookies.</text:p>
      <text:p text:style-name="P2">_</text:p>
      <text:p text:style-name="P2">9. JE9*. =002659</text:p>
      <text:p text:style-name="P2"><text:soft-page-break/>Dear John,</text:p>
      <text:p text:style-name="P3"><text:span text:style-name="T2">You are no doubt reading this as a handsome and strapping young man! Why, the mangrit needed to lift the book is itself a sign of your maturity, not even to speak of the wisdom needed to grasp the nuance of </text:span><text:span text:style-name="T3">Sassacre's</text:span><text:span text:style-name="T2"> time-tested mischief. I am so proud of you, grandson!</text:span></text:p>
      <text:p text:style-name="P2"/>
      <text:p text:style-name="P3"><text:span text:style-name="T2">How I wish I could have delivered this heirloom to you in the flesh. But I am afraid it wasn't in the cards! For you see, John, like you, this book must yet take a journey! Its journey will end on the </text:span><text:span text:style-name="T3">Final Day</text:span><text:span text:style-name="T2"> of my life, and even then will continue some. Though I suppose that will be up to your </text:span><text:span text:style-name="T3">Father</text:span><text:span text:style-name="T2">. Perhaps he will discuss it with you one day, when he and you are ready.</text:span></text:p>
      <text:p text:style-name="P2"/>
      <text:p text:style-name="P3"><text:span text:style-name="T2">But it is your journey I am writing about to wish you luck! There will come a day when you will be thrust into another world. And once you arrive, that is only the beginning! You will soon delve even deeper into a realm of </text:span><text:span text:style-name="T3">Warring Royalty</text:span><text:span text:style-name="T2"> in a </text:span><text:span text:style-name="T3">Timeless Expanse</text:span><text:span text:style-name="T2">. A realm of </text:span><text:span text:style-name="T3">Agents</text:span><text:span text:style-name="T2"> and </text:span><text:span text:style-name="T3">Exiles</text:span><text:span text:style-name="T2"> and </text:span><text:span text:style-name="T3">Consorts</text:span><text:span text:style-name="T2"> and </text:span><text:span text:style-name="T3">Kernelsprites</text:span><text:span text:style-name="T2">. Of toiling </text:span><text:span text:style-name="T3">Underlings</text:span><text:span text:style-name="T2"> and slumbering </text:span><text:span text:style-name="T3">Denizens</text:span><text:span text:style-name="T2">. A realm where four will gather, the </text:span><text:span text:style-name="T3">Heir of Breath</text:span><text:span text:style-name="T2"> and </text:span><text:span text:style-name="T3">Seer of Light</text:span><text:span text:style-name="T2">, the </text:span><text:span text:style-name="T3">Knight of Time</text:span><text:span text:style-name="T2"> and </text:span><text:span text:style-name="T3">Witch of Space</text:span><text:span text:style-name="T2">, and together they will </text:span><text:span text:style-name="T3">Ascend</text:span><text:span text:style-name="T2">.</text:span></text:p>
      <text:p text:style-name="P2"/>
      <text:p text:style-name="P2">John, if only you knew how important you were! I regret my passing came so early in your life. And yet I feel in my heart we have already met. But what I know for sure is that we will meet again!</text:p>
      <text:p text:style-name="P2"/>
      <text:p text:style-name="P3"><text:span text:style-name="T2">Until then, John, I do hope your </text:span><text:span text:style-name="T3">Father</text:span><text:span text:style-name="T2"> keeps you well fed!</text:span></text:p>
      <text:p text:style-name="P2">With love,</text:p>
      <text:p text:style-name="P2">Nanna &lt;3</text:p>
      <text:p text:style-name="P2">P.S. HOO HOO HOO!</text:p>
      <text:p text:style-name="P2">_</text:p>
      <text:p text:style-name="P1">Act 3</text:p>
      <text:p text:style-name="P2"><text:soft-page-break/>_</text:p>
      <text:p text:style-name="P2">10. JE10: =002785</text:p>
      <text:p text:style-name="P2">John, don't forget your book!</text:p>
      <text:p text:style-name="P2">It is your birthright! You ought to give it a read when you have a moment. Particularly the first several pages!</text:p>
      <text:p text:style-name="P2">Yes, dear?</text:p>
      <text:p text:style-name="P2">Yes, of course, John!</text:p>
      <text:p text:style-name="P2">But that would not serve your purpose well!</text:p>
      <text:p text:style-name="P2">There is a very good reason why you should build up to it. And then keep building!</text:p>
      <text:p text:style-name="P2">John, you are a very fresh young man!</text:p>
      <text:p text:style-name="P2">Your father has done such a wonderful job raising you. I am so proud of you both.</text:p>
      <text:p text:style-name="P2">When you pass through the first gate, everything will change. You will find the place where the constellations dance beneath the clouds. And then your true work may begin.</text:p>
      <text:p text:style-name="P2">Hoo hoo hoo!</text:p>
      <text:p text:style-name="P2">_</text:p>
      <text:p text:style-name="P1">Intermission</text:p>
      <text:p text:style-name="P2">_</text:p>
      <text:p text:style-name="P1">Act 4</text:p>
      <text:p text:style-name="P2">_</text:p>
      <text:p text:style-name="P2">11. JE11: =003258</text:p>
      <text:p text:style-name="P2">John, hello! Can you hear me?</text:p>
      <text:p text:style-name="P2">I am still in the house, dear! I'm afraid I cannot accompany you on your journey. But I can talk to you like this, if you ever need me to provide a puzzling half-answer to one of your questions!</text:p>
      <text:p text:style-name="P2">You should begin exploring and talking to locals! They will be able to provide you with some new insight into your quest, and <text:soft-page-break/>may illuminate some matters on which I have remained coy to this point! HOO HOO!</text:p>
      <text:p text:style-name="P2">Oh, wouldn't YOU like to know, dear! HOO HOO HOO HOO HOO!</text:p>
      <text:p text:style-name="P2">John, their economy of anonymous, intraglobal pipe-based bartering may seem quaint, but you'd do well to get accustomed to it! The true Heir must learn the ways of the peoples of the Land to progress through the Gates!</text:p>
      <text:p text:style-name="P2">Didn't I tell you, John?</text:p>
      <text:p text:style-name="P2">HOO HOO HOO HOO HOO!</text:p>
      <text:p text:style-name="P2">HOO!</text:p>
      <text:p text:style-name="P2">HOO HOO.</text:p>
      <text:p text:style-name="P2">Yes!</text:p>
      <text:p text:style-name="P2">All the gates do, John. To ascend, each time you must first descend!</text:p>
      <text:p text:style-name="P2">Until you find the next gate. It is hidden somewhere in the Land.</text:p>
      <text:p text:style-name="P2">So you see why you had to build in the first place, John? You must have a little faith in your dear old nanna!</text:p>
      <text:p text:style-name="P2">HOO. HOO HOO.</text:p>
      <text:p text:style-name="P2">Yes, dear. There are plenty of imps up here too. I had to start giving them some cookies because I baked too many. I hope you don't mind!</text:p>
      <text:p text:style-name="P2">That is because a new prototyping has taken place.</text:p>
      <text:p text:style-name="P2">Your pretty young friend has joined you in the Medium!</text:p>
      <text:p text:style-name="P2">(oh, settle down, all of you. there are more than enough cookies to go around.)</text:p>
      <text:p text:style-name="P2">Amphibious and reptilian life forms play a special role in your quest, John.</text:p>
      <text:p text:style-name="P2">ESPECIALLY frogs, John.</text:p>
      <text:p text:style-name="P2">_</text:p>
      <text:p text:style-name="P2">12. JE12: =003329</text:p>
      <text:p text:style-name="P2">PARTIAL COPY OF CONVERSATION JE11: =003258</text:p>
      <text:p text:style-name="P2"><text:soft-page-break/>_</text:p>
      <text:p text:style-name="P1">Act 5</text:p>
      <text:p text:style-name="P2">_</text:p>
      <text:p text:style-name="P1">Act 5 Act 2</text:p>
      <text:p text:style-name="P2">_</text:p>
      <text:p text:style-name="P2">13. JE13: =004695</text:p>
      <text:p text:style-name="P2">HOO HOO HOO HOO HOO!</text:p>
      <text:p text:style-name="P2">_</text:p>
      <text:p text:style-name="P2">14. JE14: =004698</text:p>
      <text:p text:style-name="P2">Hoo hoo hoo!</text:p>
      <text:p text:style-name="P2">John, you remind me so much of your father when he was your age. He was just as easily bested by this crafty old prankstress!</text:p>
      <text:p text:style-name="P2">Yes. It would be many years before he would take the gambit in an exchange with your nanna.</text:p>
      <text:p text:style-name="P2">Of course I knew this, John! I have known for many years.</text:p>
      <text:p text:style-name="P2">I have also known that in a sense, you are my father as well. You were the one to push all those buttons, after all! </text:p>
      <text:p text:style-name="P2">John, I am the ghost of an old lady with one arm who is dressed like a clown. Why would that seem strange to me?</text:p>
      <text:p text:style-name="P2">I have been looking for you too, dear!</text:p>
      <text:p text:style-name="P2">_</text:p>
      <text:p text:style-name="P2">15. JE15: =004699</text:p>
      <text:p text:style-name="P2">Yes! It seems you have been rising through the rungs of your echeladder quite swiftly.</text:p>
      <text:p text:style-name="P2">Yes, that is quite high. You have climbed so much faster than I did in my youth. I am so proud of you!</text:p>
      <text:p text:style-name="P2">You should have returned sooner! I could have given you this boon at a much lower rung.</text:p>
      <text:p text:style-name="P2">Here, John. Take this.</text:p>
      <text:p text:style-name="P2"><text:soft-page-break/>_</text:p>
      <text:p text:style-name="P2">16. JE16: =004700</text:p>
      <text:p text:style-name="P2">You can use it to summon me wherever you go.</text:p>
      <text:p text:style-name="P2">Now we needn't endure those long spells without a good visit!</text:p>
      <text:p text:style-name="P2">And now, the most important question of all.</text:p>
      <text:p text:style-name="P2">When was the last time you have eaten anything, young man??</text:p>
      <text:p text:style-name="P2">_</text:p>
      <text:p text:style-name="P2">17. JE17: =004701</text:p>
      <text:p text:style-name="P2">That is completely unacceptable.</text:p>
      <text:p text:style-name="P2">I will prepare you a healthy home cooked meal while you relax in your ghost bed and rescue your paradox sister.</text:p>
      <text:p text:style-name="P2">What would you like? Name what your heart desires. I will use my spooky ghost powers to make it.</text:p>
      <text:p text:style-name="P2">Why, John! Do you hear that sound?</text:p>
      <text:p text:style-name="P2">It sounds as if your meal is nearly finished!</text:p>
      <text:p text:style-name="P2">BZZZZZ!</text:p>
      <text:p text:style-name="P2">_</text:p>
      <text:p text:style-name="P2">18. JE18: =004702</text:p>
      <text:p text:style-name="P2">HOOOOOOOOOOOOOOOOOOOOOOOOHOOHOOHOOHOOHOOHOOHOO!</text:p>
      <text:p text:style-name="P2">_</text:p>
      <text:p text:style-name="P2">19. FF1: =005855</text:p>
      <text:p text:style-name="P2">Excuse me, sir!</text:p>
      <text:p text:style-name="P2">Oh my, no. I am not actually your friend, dear.</text:p>
      <text:p text:style-name="P2">I am his mother! Hoo hoo hoo.</text:p>
      <text:p text:style-name="P2">Were that it was. I'm sorry to say there is no chicanery in play at all today.</text:p>
      <text:p text:style-name="P2">Though yes, that WOULD be quite the doozy. I believe the late, great Colonel would surely say we were cooking with petrol upon hearing such a whopper.</text:p>
      <text:p text:style-name="P2"><text:soft-page-break/>No, I am just an old woman looking for her son.</text:p>
      <text:p text:style-name="P2">You remind me of him so. Would you mind terribly if I talked to you for a little while?</text:p>
      <text:p text:style-name="P2">I am fearing the worst for my son, while my grandson has gone off to do great things. I've caught myself feeling a bit lonely, hoo.</text:p>
      <text:p text:style-name="P2">Oh, but you must be exhausted from your travels! You poor thing.</text:p>
      <text:p text:style-name="P2">Why don't you just lie there and rest? I will tell you a story.</text:p>
      <text:p text:style-name="P2">It is a fairy tale about a young sister and brother who were raised by a wicked witch!</text:p>
      <text:p text:style-name="P2">_</text:p>
      <text:p text:style-name="P2">20. FF2: =005856</text:p>
      <text:p text:style-name="P2">The witch in truth was a world famous baking baroness. Her cruelty made life miserable for the two children, who did not have their father anymore to protect them.</text:p>
      <text:p text:style-name="P2">He was the greatest prankster who ever lived, and a true southern gentleman. He was killed by a comet on the day the boy was born, and the wicked baroness raised them alone, with a hand as firm as that which she ran her brutal baking empire.</text:p>
      <text:p text:style-name="P2">The children pledged to each other that one day they would run away together.</text:p>
      <text:p text:style-name="P2">They followed in the footsteps of the dear colonel, in defiance of the old batterwitch. They studied his every jape, and practiced them in secret!</text:p>
      <text:p text:style-name="P2">But as they grew older, their interests drifted apart. The boy developed a passion for adventure and put aside his study of practical jokes. He dreamed of wealth and fame and discovery and swore he would wander the world.</text:p>
      <text:p text:style-name="P2">One day he decided to run away with the loyal dog he inherited from their father. He asked the girl if she would come along, but she was too scared of the retribution that might follow.</text:p>
      <text:p text:style-name="P2">The boy scoffed at the danger, and assured his sister there was nothing to worry about. But he had not seen first hand what the baroness was capable of!</text:p>
      <text:p text:style-name="P2">He told his sister that he believed in her, and that she could <text:soft-page-break/>handle whatever the witch could throw at her. And with that, he was off, and she would never see him again.</text:p>
      <text:p text:style-name="P2">pipefan413: The baroness would raise her very strictly, mentoring her in the art of baking. The girl took to the lessons with fierce determination. Her only act of defiance left was to one day surpass the baroness in skill, and beat her at her own game. It was all she could do, for the baroness made sure she knew there could be no escape.</text:p>
      <text:p text:style-name="P2">The girl surely missed her brother, and soon enough he achieved fame for his exploits. She followed him in the newspapers, the tales of his remarkable discoveries, inventions, and riches. How she wished she could rejoin him, and be free from toiling for the pastry hag!</text:p>
      <text:p text:style-name="P2">One day, the girl was able to gather enough bravery to mention her brother to the baroness, and her desire to see him again. With contempt, she guaranteed that this could never happen. When the girl asked why, that is when the baroness began to reveal to her more than just her baking secrets.</text:p>
      <text:p text:style-name="P2">She mentioned that like in many fairy tales, there was more to the children's past than they knew. The colonel was not their father, nor was the baroness their mother. They in fact had no father or mother at all, nor were they ever actually born. They had both fallen from the sky! They were not actually brother and sister as they had been told either. Again like in many fairy tales, the truth was that they were always destined to become married one day. They were to have two children, a son and a daughter, and these children were meant to save the world! But the batterwitch was determined to make sure this destiny would never be realized. In her limitless cruelty she would do all in her power to keep them apart for the rest of their lives.</text:p>
      <text:p text:style-name="P2">The girl that day swore she would bring down the baroness and her evil empire. She would use the many secrets she'd learned over the years against her, and began carefully plotting her downfall.</text:p>
      <text:p text:style-name="P2">Years went by. The girl was nearly ready to put her plan into action. But then, just like that, the baroness disappeared. She was never seen or heard from again.</text:p>
      <text:p text:style-name="P2">The girl was finally free, by a strange turn of events. But not without a final jab from the witch. It turned out that in her will she had left the entire company to the boy!</text:p>
      <text:p text:style-name="P2"><text:soft-page-break/>The boy, now a grown man, was already very wealthy in his own right. He had no particular need for the baking empire, but assumed control nonetheless, and integrated the company into his extensive collection of enterprises.</text:p>
      <text:p text:style-name="P2">The girl, instead of seeing this as more misfortune, took the news as a relief. She'd just as soon have nothing to do with the witch's empire, and far preferred to pursue her original passion for practical japery. Hoo hoo hoo!</text:p>
      <text:p text:style-name="P2">She considered a reunion with her estranged brother, and once destined husband to be. But the days of longing for a future with him seemed to be from another lifetime. The chance had come and gone. She was content to let him live his increasingly elaborate life, while she sought a simpler one.</text:p>
      <text:p text:style-name="P2">Besides, now was not the time to revisit a destiny with an old star-crossed lover. She had recently become betrothed to a fine, upstanding gentleman. Soon, she would start a family. No, not one meant for heroism as foretold, but one that would make her happy nonetheless.</text:p>
      <text:p text:style-name="P2">In following years, she was left to ponder all that might have been.</text:p>
      <text:p text:style-name="P2">What might have been if there had been no baroness to keep the girl and boy apart?</text:p>
      <text:p text:style-name="P2">What might have been if the baroness had not disappeared, and she had the opportunity to use her secrets against her!</text:p>
      <text:p text:style-name="P2">For you see, the girl had uncovered so many dirty secrets about the terrible batterwitch, including the most troubling one of all.</text:p>
      <text:p text:style-name="P2">Of course no one would have believed her, but she knew.</text:p>
      <text:p text:style-name="P2">She knew the baroness was not human! :B</text:p>
      <text:p text:style-name="P2">_</text:p>
      <text:p text:style-name="P1">Act 6</text:p>
      <text:p text:style-name="P2">_</text:p>
      <text:p text:style-name="P1">Act 6 Intermission 1</text:p>
      <text:p text:style-name="P2">_</text:p>
      <text:p text:style-name="P1"><text:soft-page-break/>Act 6 Act 2</text:p>
      <text:p text:style-name="P2">_</text:p>
      <text:p text:style-name="P1">Act 6 Intermission 2</text:p>
      <text:p text:style-name="P2">_</text:p>
      <text:p text:style-name="P1">Act 6 Act 3</text:p>
      <text:p text:style-name="P2">_</text:p>
      <text:p text:style-name="P1">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1">Act 6 Intermission 5</text:p>
      <text:p text:style-name="P2">_</text:p>
      <text:p text:style-name="P1">Act 6 Act 6</text:p>
      <text:p text:style-name="P2">_</text:p>
      <text:p text:style-name="P1">Act 6 Act 6 Intermission 1</text:p>
      <text:p text:style-name="P2"><text:soft-page-break/>_</text:p>
      <text:p text:style-name="P1">Act 6 Act 6 Act 2</text:p>
      <text:p text:style-name="P2">_</text:p>
      <text:p text:style-name="P1">Act 6 Act 6 Intermission 2</text:p>
      <text:p text:style-name="P2">_</text:p>
      <text:p text:style-name="P1">Act 6 Act 6 Act 3</text:p>
      <text:p text:style-name="P2">_</text:p>
      <text:p text:style-name="P1">Act 6 Act 6 Intermission 3</text:p>
      <text:p text:style-name="P2">_</text:p>
      <text:p text:style-name="P1">Act 6 Act 6 Act 4</text:p>
      <text:p text:style-name="P2">_</text:p>
      <text:p text:style-name="P1">Act 6 Act 6 Intermission 4</text:p>
      <text:p text:style-name="P2">_</text:p>
      <text:p text:style-name="P1">Act 6 Act 6 Act 5</text:p>
      <text:p text:style-name="P2">_</text:p>
      <text:p text:style-name="P1">Act 6 Act 6 Intermission 5</text:p>
      <text:p text:style-name="P2">_</text:p>
      <text:p text:style-name="P2">21. JC1: =009705</text:p>
      <text:p text:style-name="P2">There you are!</text:p>
      <text:p text:style-name="P2">I have been looking forward to meeting you, dear. :B</text:p>
      <text:p text:style-name="P2">I'm you!</text:p>
      <text:p text:style-name="P2">But most know me as John's Nanna. Hoo hoo!</text:p>
      <text:p text:style-name="P2">Suits me!</text:p>
      <text:p text:style-name="P2">And why is that?</text:p>
      <text:p text:style-name="P2"><text:soft-page-break/>It is my name after all.</text:p>
      <text:p text:style-name="P2">:B</text:p>
      <text:p text:style-name="P2">But really, Jane, the honor of meeting you is all mine!</text:p>
      <text:p text:style-name="P2">I have been looking forward to it so much since I learned of your existence.</text:p>
      <text:p text:style-name="P2">Ever since I spent that one day helping John through his session, there haven't been many reasons for me to feel particularly worthwhile.</text:p>
      <text:p text:style-name="P2">Yes, I tended to him and his sister for several years, baked for them, lent a sympathetic ear when needed...</text:p>
      <text:p text:style-name="P2">But in a way, it's been a lonely life for me since my ashes fell in this silly old sprite.</text:p>
      <text:p text:style-name="P2">I've been strictly an auxiliary actor, there only to serve others even during my greatest moments to shine!</text:p>
      <text:p text:style-name="P2">So when I heard of you, a version of myself who was a true hero, so young, empowered, and set to embark upon a life filled with consequential deeds...</text:p>
      <text:p text:style-name="P2">I was absolutely giddy. I knew that we had to meet!</text:p>
      <text:p text:style-name="P2">Yes, Jane!</text:p>
      <text:p text:style-name="P2">I do not mean to suggest I regret the way my life has gone, of course.</text:p>
      <text:p text:style-name="P2">I lived a very humble life, as free of intrigue and adventure as possible, by choice.</text:p>
      <text:p text:style-name="P2">You see, I grew up in dangerous circumstances. I knew how cruel the woman who raised me could be, and what she might do to me or the people I loved if I made waves, or demonstrated any sense of defiance.</text:p>
      <text:p text:style-name="P2">So I lived simply. I started a family, and operated a quiet joke shop. Though I always knew trouble was brewing, they were the best years of my life.</text:p>
      <text:p text:style-name="P2">Yet I always had a little more knowledge than I ever let on, and used my understanding in subtle ways to help those to whom the torch would be passed in this great fight.</text:p>
      <text:p text:style-name="P2">But then, I made the transition from knowing some things in life, <text:soft-page-break/>to knowing a great deal more in death. Being resurrected as a sprite endowed me with a very deep knowledge of the game and its broader circumstances. I was in peak form, a true harlequin wisewoman, and there was nary a question I couldn't answer.</text:p>
      <text:p text:style-name="P2">And then, the dear kids scratched their session, and cast themselves into the unknown.</text:p>
      <text:p text:style-name="P2">I ventured with them, and so I too lost my bearing on the nature of what lay ahead.</text:p>
      <text:p text:style-name="P2">I went from my prime, a state of all-understanding, to a state of absolute uncertainty. For the first time in about as long as I could remember, I had no idea what to expect next.</text:p>
      <text:p text:style-name="P2">It was quite freeing in a way! I had a wonderful three years on that ship with those lovely children. I thought little of what challenges were ahead.</text:p>
      <text:p text:style-name="P2">But when I did, my thoughts would always drift toward you, Jane.</text:p>
      <text:p text:style-name="P2">Thinking about you, and this adventure you were about to begin, it made me feel like a child again.</text:p>
      <text:p text:style-name="P2">It gave me the feelings I used to have for the limitless potential of life, before my stepmother snuffed them out, confronting me with the reality that life would have to take a considerably more limited shape if I wished to survive.</text:p>
      <text:p text:style-name="P2">So when I look at you now, I see the potential I had as a child finally being realized.</text:p>
      <text:p text:style-name="P2">But in a much more special way than I ever would have imagined back then!</text:p>
      <text:p text:style-name="P2">It makes me so proud to see you as a heroic young woman, ready to make a difference, and forge your own destiny.</text:p>
      <text:p text:style-name="P2">I just wanted to tell you this before you go off to battle!</text:p>
      <text:p text:style-name="P2">Hoo hoo!</text:p>
      <text:p text:style-name="P2">It's normal to feel lost, though.</text:p>
      <text:p text:style-name="P2">And believe me, needing to find your own way in time will make you a lot wiser than having an old lady around to spoon feed you all the answers.</text:p>
      <text:p text:style-name="P2">In any case, you have me now!</text:p>
      <text:p text:style-name="P2"><text:soft-page-break/>I think it's been quite a long time since John has needed my guidance.</text:p>
      <text:p text:style-name="P2">The boy has grown so much since he clobbered me with a joke book on that fateful day.</text:p>
      <text:p text:style-name="P2">From now on, I'd be pleased if you would consider me your sprite. :B</text:p>
      <text:p text:style-name="P2">In fact, I heard from the cat girl that you and she are on healing duty in this spectacular fray coming up.</text:p>
      <text:p text:style-name="P2">It so happens that healing is my specialty. Next to baking of course. (And pranks.)</text:p>
      <text:p text:style-name="P2">Why don't I assist?</text:p>
      <text:p text:style-name="P2">Oh! And Jane, one more thing.</text:p>
      <text:p text:style-name="P2">Just so you know...</text:p>
      <text:p text:style-name="P2">_</text:p>
      <text:p text:style-name="P2">22. JC2: =009706</text:p>
      <text:p text:style-name="P2">There are actually two of me!</text:p>
      <text:p text:style-name="P2">_</text:p>
      <text:p text:style-name="P2">23. JC3: =009707</text:p>
      <text:p text:style-name="P2">HOO HOO HOO HOO HOO HOO HOO HOO HOO HOO HOO HOO!</text:p>
      <text:p text:style-name="P2">_</text:p>
      <text:p text:style-name="P2">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6" meta:paragraph-count="286" meta:word-count="3720" meta:character-count="19166"/>
    <meta:generator>OpenOffice/4.1.2$Win32 OpenOffice.org_project/412m3$Build-9782</meta:generator>
  </office:meta>
</office:document-meta>
</file>